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AF1.1 Boka lägenhet</text:span></text:p>
      <text:p text:style-name="Standard"><text:span text:style-name="T1">En kund som vill boka lägenheten en period tittar ut en period som är ledig och fyller i ett bokningsformulär med uppgifter om sig själv, önskad period samt önskade tillvalstjänster. Perioden markeras som upptagen.</text:span></text:p>
      <text:p text:style-name="Standard"><text:span text:style-name="T1"/></text:p>
      <text:p text:style-name="Standard"><text:span text:style-name="T1">Primär Aktör</text:span></text:p>
      <text:p text:style-name="Standard"><text:span text:style-name="T1">Kund</text:span></text:p>
      <text:p text:style-name="Standard"><text:span text:style-name="T1"/></text:p>
      <text:p text:style-name="Standard"><text:span text:style-name="T1">Huvudscenario</text:span></text:p>
      <text:list xml:id="list4652330356294267366" text:style-name="L1">
        <text:list-item>
          <text:p text:style-name="P2"><text:span text:style-name="T1">Kunden vill boka lägenheten</text:span></text:p>
        </text:list-item>
        <text:list-item>
          <text:p text:style-name="P2"><text:span text:style-name="T1">Systemet visar när lägenheten är ledig respektive bokad</text:span></text:p>
        </text:list-item>
        <text:list-item>
          <text:p text:style-name="P2"><text:span text:style-name="T1">Kunden fyller i formulär med personuppgifter och bokningsperiod.</text:span></text:p>
        </text:list-item>
        <text:list-item>
          <text:p text:style-name="P2"><text:span text:style-name="T1">Systemet <text:s/>kontrollerar att inmatad data överensstämmer med </text:span><text:span text:style-name="T2">krav på inmatning (hänvisa till Definitioner)</text:span><text:span text:style-name="T1">, visar kunden de val denne gjort och ber kunden bekräfta att data och önskemål är korrekt.</text:span></text:p>
        </text:list-item>
        <text:list-item>
          <text:p text:style-name="P2"><text:span text:style-name="T1">Kunden bekräftar.</text:span></text:p>
        </text:list-item>
        <text:list-item>
          <text:p text:style-name="P2"><text:span text:style-name="T1">Systemet sparar informationen samt skickar en bekräftelse till kunden.</text:span></text:p>
        </text:list-item>
      </text:list>
      <text:p text:style-name="Standard"><text:span text:style-name="T1"/></text:p>
      <text:p text:style-name="Standard"><text:span text:style-name="T1">Alternativ</text:span></text:p>
      <text:p text:style-name="Standard"><text:span text:style-name="T1">3a Kunden fyller inte i bokningsperiod utan väljer att skriva ett meddelande.</text:span></text:p>
      <text:p text:style-name="Standard"><text:span text:style-name="T1">Systemet <text:s/>kontrollerar att inmatad data överensstämmer med </text:span><text:span text:style-name="T2">krav på inmatning (hänvisa till Definitioner)</text:span><text:span text:style-name="T3"> samt skickar meddelandet till hemsidans mailadress.</text:span></text:p>
      <text:p text:style-name="Standard"><text:span text:style-name="T3"/></text:p>
      <text:p text:style-name="Standard"><text:span text:style-name="T3">3b Kunden fyller i felaktiga och/eller ofullständiga uppgifter.</text:span></text:p>
      <text:p text:style-name="Standard"><text:span text:style-name="T3">Systemet meddelar vilka fält som inte är korrekt ifyllda.</text:span></text:p>
      <text:p text:style-name="Standard"><text:span text:style-name="T2"/></text:p>
      <text:p text:style-name="Standard"><text:span text:style-name="T2"/></text:p>
      <text:p text:style-name="Standard"><text:span text:style-name="T1">Systemet meddelar kunden att perioden inte kan boka</text:span></text:p>
      <text:p text:style-name="Standard"><text:span text:style-name="T1"/></text:p>
      <text:p text:style-name="Standard"><text:span text:style-name="T1">3b Kunden fyller i bristfälliga uppgifter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09T18:38:58.96</meta:creation-date>
    <dc:date>2013-12-09T21:16:22.56</dc:date>
    <dc:creator>Lotta Onsö</dc:creator>
    <meta:editing-duration>PT2H37M23S</meta:editing-duration>
    <meta:editing-cycles>2</meta:editing-cycles>
    <meta:generator>OpenOffice/4.0.0$Win32 OpenOffice.org_project/400m3$Build-9702</meta:generator>
    <meta:document-statistic meta:table-count="0" meta:image-count="0" meta:object-count="0" meta:page-count="1" meta:paragraph-count="18" meta:word-count="169" meta:character-count="1155"/>
  </office:meta>
</office:document-meta>
</file>